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154.35pt"/>
    </style:style>
    <style:style style:name="co4" style:family="table-column">
      <style:table-column-properties fo:break-before="auto" style:column-width="173.65pt"/>
    </style:style>
    <style:style style:name="co5" style:family="table-column">
      <style:table-column-properties fo:break-before="auto" style:column-width="109.59pt"/>
    </style:style>
    <style:style style:name="co6" style:family="table-column">
      <style:table-column-properties fo:break-before="auto" style:column-width="115.74pt"/>
    </style:style>
    <style:style style:name="co7" style:family="table-column">
      <style:table-column-properties fo:break-before="auto" style:column-width="260.1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#00aaad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fo:background-color="#ffdaa2"/>
    </style:style>
    <style:style style:name="ce7" style:family="table-cell" style:parent-style-name="Default" style:data-style-name="N0">
      <style:table-cell-properties fo:background-color="#ffdaa2"/>
    </style:style>
    <style:style style:name="ce8" style:family="table-cell" style:parent-style-name="Default">
      <style:table-cell-properties fo:background-color="#ffdaa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bf44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72bf44"/>
    </style:style>
    <style:style style:name="ce11" style:family="table-cell" style:parent-style-name="Default">
      <style:table-cell-properties fo:border-bottom="none" fo:background-color="#72bf44" fo:border-left="0.06pt solid #000000" fo:border-right="2.01pt solid #000000" fo:border-top="none"/>
    </style:style>
    <style:style style:name="ce12" style:family="table-cell" style:parent-style-name="Default">
      <style:table-cell-properties fo:border-bottom="none" fo:background-color="#00aaad" fo:border-left="0.06pt solid #000000" fo:border-right="2.01pt solid #000000" fo:border-top="none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fo:border-bottom="none" fo:background-color="#ffdaa2" fo:border-left="0.06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 table:style-name="ce1" office:value-type="string" calcext:value-type="string">
            <text:p>Detector and Descriptor combinations with relative mean times</text:p>
          </table:table-cell>
          <table:table-cell table:style-name="ce3" table:number-columns-repeated="6"/>
          <table:table-cell table:style-name="ce10"/>
        </table:table-row>
        <table:table-row table:style-name="ro2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style-name="ce2" office:value-type="string" calcext:value-type="string">
            <text:p>Detector Avg Time (ms)</text:p>
          </table:table-cell>
          <table:table-cell table:style-name="ce2" office:value-type="string" calcext:value-type="string">
            <text:p>Descriptor Avg Time (ms)</text:p>
          </table:table-cell>
          <table:table-cell table:style-name="ce2" office:value-type="string" calcext:value-type="string">
            <text:p>Total Time (ms)</text:p>
          </table:table-cell>
          <table:table-cell table:style-name="ce2" office:value-type="string" calcext:value-type="string">
            <text:p>Total Keypoints</text:p>
          </table:table-cell>
          <table:table-cell table:style-name="ce2" office:value-type="string" calcext:value-type="string">
            <text:p>Total Matches</text:p>
          </table:table-cell>
          <table:table-cell table:style-name="ce2" office:value-type="string" calcext:value-type="string">
            <text:p>Total Matches over Total Keypoints Ratio</text:p>
          </table:table-cell>
        </table:table-row>
        <table:table-row table:style-name="ro3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4.3334" calcext:value-type="float">
            <text:p>14.3334</text:p>
          </table:table-cell>
          <table:table-cell office:value-type="float" office:value="1.31347" calcext:value-type="float">
            <text:p>1.31347</text:p>
          </table:table-cell>
          <table:table-cell table:formula="of:=SUM([.C3:.D3])" office:value-type="float" office:value="15.64687" calcext:value-type="float">
            <text:p>15.64687</text:p>
          </table:table-cell>
          <table:table-cell office:value-type="float" office:value="1179" calcext:value-type="float">
            <text:p>1179</text:p>
          </table:table-cell>
          <table:table-cell office:value-type="float" office:value="797" calcext:value-type="float">
            <text:p>797</text:p>
          </table:table-cell>
          <table:table-cell table:formula="of:=[.G3]/[.F3]" office:value-type="float" office:value="0.675996607294317" calcext:value-type="float">
            <text:p>0.675996607294317</text:p>
          </table:table-cell>
        </table:table-row>
        <table:table-row table:style-name="ro3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1.6395" calcext:value-type="float">
            <text:p>11.6395</text:p>
          </table:table-cell>
          <table:table-cell office:value-type="float" office:value="0.84111" calcext:value-type="float">
            <text:p>0.84111</text:p>
          </table:table-cell>
          <table:table-cell table:formula="of:=SUM([.C4:.D4])" office:value-type="float" office:value="12.48061" calcext:value-type="float">
            <text:p>12.48061</text:p>
          </table:table-cell>
          <table:table-cell office:value-type="float" office:value="1179" calcext:value-type="float">
            <text:p>1179</text:p>
          </table:table-cell>
          <table:table-cell office:value-type="float" office:value="963" calcext:value-type="float">
            <text:p>963</text:p>
          </table:table-cell>
          <table:table-cell table:formula="of:=[.G4]/[.F4]" office:value-type="float" office:value="0.816793893129771" calcext:value-type="float">
            <text:p>0.816793893129771</text:p>
          </table:table-cell>
        </table:table-row>
        <table:table-row table:style-name="ro3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1.0082" calcext:value-type="float">
            <text:p>11.0082</text:p>
          </table:table-cell>
          <table:table-cell office:value-type="float" office:value="0.801026" calcext:value-type="float">
            <text:p>0.801026</text:p>
          </table:table-cell>
          <table:table-cell table:formula="of:=SUM([.C5:.D5])" office:value-type="float" office:value="11.809226" calcext:value-type="float">
            <text:p>11.809226</text:p>
          </table:table-cell>
          <table:table-cell office:value-type="float" office:value="1179" calcext:value-type="float">
            <text:p>1179</text:p>
          </table:table-cell>
          <table:table-cell office:value-type="float" office:value="926" calcext:value-type="float">
            <text:p>926</text:p>
          </table:table-cell>
          <table:table-cell table:formula="of:=[.G5]/[.F5]" office:value-type="float" office:value="0.785411365564037" calcext:value-type="float">
            <text:p>0.785411365564037</text:p>
          </table:table-cell>
        </table:table-row>
        <table:table-row table:style-name="ro3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9.76884" calcext:value-type="float">
            <text:p>9.76884</text:p>
          </table:table-cell>
          <table:table-cell office:value-type="float" office:value="25.3402" calcext:value-type="float">
            <text:p>25.3402</text:p>
          </table:table-cell>
          <table:table-cell table:formula="of:=SUM([.C6:.D6])" office:value-type="float" office:value="35.10904" calcext:value-type="float">
            <text:p>35.10904</text:p>
          </table:table-cell>
          <table:table-cell office:value-type="float" office:value="1179" calcext:value-type="float">
            <text:p>1179</text:p>
          </table:table-cell>
          <table:table-cell office:value-type="float" office:value="800" calcext:value-type="float">
            <text:p>800</text:p>
          </table:table-cell>
          <table:table-cell table:formula="of:=[.G6]/[.F6]" office:value-type="float" office:value="0.678541136556404" calcext:value-type="float">
            <text:p>0.678541136556404</text:p>
          </table:table-cell>
        </table:table-row>
        <table:table-row table:style-name="ro3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1.9225" calcext:value-type="float">
            <text:p>11.9225</text:p>
          </table:table-cell>
          <table:table-cell office:value-type="float" office:value="12.1802" calcext:value-type="float">
            <text:p>12.1802</text:p>
          </table:table-cell>
          <table:table-cell table:formula="of:=SUM([.C7:.D7])" office:value-type="float" office:value="24.1027" calcext:value-type="float">
            <text:p>24.1027</text:p>
          </table:table-cell>
          <table:table-cell office:value-type="float" office:value="1179" calcext:value-type="float">
            <text:p>1179</text:p>
          </table:table-cell>
          <table:table-cell office:value-type="float" office:value="944" calcext:value-type="float">
            <text:p>944</text:p>
          </table:table-cell>
          <table:table-cell table:formula="of:=[.G7]/[.F7]" office:value-type="float" office:value="0.800678541136556" calcext:value-type="float">
            <text:p>0.800678541136556</text:p>
          </table:table-cell>
        </table:table-row>
        <table:table-row table:style-name="ro3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38.494" calcext:value-type="float">
            <text:p>38.494</text:p>
          </table:table-cell>
          <table:table-cell office:value-type="float" office:value="0.60851" calcext:value-type="float">
            <text:p>0.60851</text:p>
          </table:table-cell>
          <table:table-cell table:formula="of:=SUM([.C8:.D8])" office:value-type="float" office:value="39.10251" calcext:value-type="float">
            <text:p>39.10251</text:p>
          </table:table-cell>
          <table:table-cell office:value-type="float" office:value="426" calcext:value-type="float">
            <text:p>426</text:p>
          </table:table-cell>
          <table:table-cell office:value-type="float" office:value="252" calcext:value-type="float">
            <text:p>252</text:p>
          </table:table-cell>
          <table:table-cell table:formula="of:=[.G8]/[.F8]" office:value-type="float" office:value="0.591549295774648" calcext:value-type="float">
            <text:p>0.591549295774648</text:p>
          </table:table-cell>
        </table:table-row>
        <table:table-row table:style-name="ro3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39.6896" calcext:value-type="float">
            <text:p>39.6896</text:p>
          </table:table-cell>
          <table:table-cell office:value-type="float" office:value="0.415958" calcext:value-type="float">
            <text:p>0.415958</text:p>
          </table:table-cell>
          <table:table-cell table:formula="of:=SUM([.C9:.D9])" office:value-type="float" office:value="40.105558" calcext:value-type="float">
            <text:p>40.105558</text:p>
          </table:table-cell>
          <table:table-cell office:value-type="float" office:value="426" calcext:value-type="float">
            <text:p>426</text:p>
          </table:table-cell>
          <table:table-cell office:value-type="float" office:value="318" calcext:value-type="float">
            <text:p>318</text:p>
          </table:table-cell>
          <table:table-cell table:formula="of:=[.G9]/[.F9]" office:value-type="float" office:value="0.746478873239437" calcext:value-type="float">
            <text:p>0.746478873239437</text:p>
          </table:table-cell>
        </table:table-row>
        <table:table-row table:style-name="ro3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40.6903" calcext:value-type="float">
            <text:p>40.6903</text:p>
          </table:table-cell>
          <table:table-cell office:value-type="float" office:value="0.836114" calcext:value-type="float">
            <text:p>0.836114</text:p>
          </table:table-cell>
          <table:table-cell table:formula="of:=SUM([.C10:.D10])" office:value-type="float" office:value="41.526414" calcext:value-type="float">
            <text:p>41.526414</text:p>
          </table:table-cell>
          <table:table-cell office:value-type="float" office:value="426" calcext:value-type="float">
            <text:p>426</text:p>
          </table:table-cell>
          <table:table-cell office:value-type="float" office:value="297" calcext:value-type="float">
            <text:p>297</text:p>
          </table:table-cell>
          <table:table-cell table:formula="of:=[.G10]/[.F10]" office:value-type="float" office:value="0.697183098591549" calcext:value-type="float">
            <text:p>0.697183098591549</text:p>
          </table:table-cell>
        </table:table-row>
        <table:table-row table:style-name="ro3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38.9345" calcext:value-type="float">
            <text:p>38.9345</text:p>
          </table:table-cell>
          <table:table-cell office:value-type="float" office:value="24.5492" calcext:value-type="float">
            <text:p>24.5492</text:p>
          </table:table-cell>
          <table:table-cell table:formula="of:=SUM([.C11:.D11])" office:value-type="float" office:value="63.4837" calcext:value-type="float">
            <text:p>63.4837</text:p>
          </table:table-cell>
          <table:table-cell office:value-type="float" office:value="426" calcext:value-type="float">
            <text:p>426</text:p>
          </table:table-cell>
          <table:table-cell office:value-type="float" office:value="277" calcext:value-type="float">
            <text:p>277</text:p>
          </table:table-cell>
          <table:table-cell table:formula="of:=[.G11]/[.F11]" office:value-type="float" office:value="0.650234741784038" calcext:value-type="float">
            <text:p>0.650234741784038</text:p>
          </table:table-cell>
        </table:table-row>
        <table:table-row table:style-name="ro3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40.2567" calcext:value-type="float">
            <text:p>40.2567</text:p>
          </table:table-cell>
          <table:table-cell office:value-type="float" office:value="10.389" calcext:value-type="float">
            <text:p>10.389</text:p>
          </table:table-cell>
          <table:table-cell table:formula="of:=SUM([.C12:.D12])" office:value-type="float" office:value="50.6457" calcext:value-type="float">
            <text:p>50.6457</text:p>
          </table:table-cell>
          <table:table-cell office:value-type="float" office:value="426" calcext:value-type="float">
            <text:p>426</text:p>
          </table:table-cell>
          <table:table-cell office:value-type="float" office:value="291" calcext:value-type="float">
            <text:p>291</text:p>
          </table:table-cell>
          <table:table-cell table:formula="of:=[.G12]/[.F12]" office:value-type="float" office:value="0.683098591549296" calcext:value-type="float">
            <text:p>0.683098591549296</text:p>
          </table:table-cell>
        </table:table-row>
        <table:table-row table:style-name="ro3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3.0962" calcext:value-type="float">
            <text:p>3.0962</text:p>
          </table:table-cell>
          <table:table-cell office:value-type="float" office:value="1.55197" calcext:value-type="float">
            <text:p>1.55197</text:p>
          </table:table-cell>
          <table:table-cell table:formula="of:=SUM([.C13:.D13])" office:value-type="float" office:value="4.64817" calcext:value-type="float">
            <text:p>4.64817</text:p>
          </table:table-cell>
          <table:table-cell office:value-type="float" office:value="1730" calcext:value-type="float">
            <text:p>1730</text:p>
          </table:table-cell>
          <table:table-cell office:value-type="float" office:value="229" calcext:value-type="float">
            <text:p>229</text:p>
          </table:table-cell>
          <table:table-cell table:formula="of:=[.G13]/[.F13]" office:value-type="float" office:value="0.132369942196532" calcext:value-type="float">
            <text:p>0.132369942196532</text:p>
          </table:table-cell>
        </table:table-row>
        <table:table-row table:style-name="ro3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3.12535" calcext:value-type="float">
            <text:p>3.12535</text:p>
          </table:table-cell>
          <table:table-cell office:value-type="float" office:value="0.941949" calcext:value-type="float">
            <text:p>0.941949</text:p>
          </table:table-cell>
          <table:table-cell table:formula="of:=SUM([.C14:.D14])" office:value-type="float" office:value="4.067299" calcext:value-type="float">
            <text:p>4.067299</text:p>
          </table:table-cell>
          <table:table-cell office:value-type="float" office:value="1730" calcext:value-type="float">
            <text:p>1730</text:p>
          </table:table-cell>
          <table:table-cell office:value-type="float" office:value="573" calcext:value-type="float">
            <text:p>573</text:p>
          </table:table-cell>
          <table:table-cell table:formula="of:=[.G14]/[.F14]" office:value-type="float" office:value="0.33121387283237" calcext:value-type="float">
            <text:p>0.33121387283237</text:p>
          </table:table-cell>
        </table:table-row>
        <table:table-row table:style-name="ro3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3.01971" calcext:value-type="float">
            <text:p>3.01971</text:p>
          </table:table-cell>
          <table:table-cell office:value-type="float" office:value="0.886773" calcext:value-type="float">
            <text:p>0.886773</text:p>
          </table:table-cell>
          <table:table-cell table:formula="of:=SUM([.C15:.D15])" office:value-type="float" office:value="3.906483" calcext:value-type="float">
            <text:p>3.906483</text:p>
          </table:table-cell>
          <table:table-cell office:value-type="float" office:value="1730" calcext:value-type="float">
            <text:p>1730</text:p>
          </table:table-cell>
          <table:table-cell office:value-type="float" office:value="443" calcext:value-type="float">
            <text:p>443</text:p>
          </table:table-cell>
          <table:table-cell table:formula="of:=[.G15]/[.F15]" office:value-type="float" office:value="0.25606936416185" calcext:value-type="float">
            <text:p>0.25606936416185</text:p>
          </table:table-cell>
        </table:table-row>
        <table:table-row table:style-name="ro3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3.10949" calcext:value-type="float">
            <text:p>3.10949</text:p>
          </table:table-cell>
          <table:table-cell office:value-type="float" office:value="26.077" calcext:value-type="float">
            <text:p>26.077</text:p>
          </table:table-cell>
          <table:table-cell table:formula="of:=SUM([.C16:.D16])" office:value-type="float" office:value="29.18649" calcext:value-type="float">
            <text:p>29.18649</text:p>
          </table:table-cell>
          <table:table-cell office:value-type="float" office:value="1730" calcext:value-type="float">
            <text:p>1730</text:p>
          </table:table-cell>
          <table:table-cell office:value-type="float" office:value="356" calcext:value-type="float">
            <text:p>356</text:p>
          </table:table-cell>
          <table:table-cell table:formula="of:=[.G16]/[.F16]" office:value-type="float" office:value="0.205780346820809" calcext:value-type="float">
            <text:p>0.205780346820809</text:p>
          </table:table-cell>
        </table:table-row>
        <table:table-row table:style-name="ro3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3.00661" calcext:value-type="float">
            <text:p>3.00661</text:p>
          </table:table-cell>
          <table:table-cell office:value-type="float" office:value="13.4342" calcext:value-type="float">
            <text:p>13.4342</text:p>
          </table:table-cell>
          <table:table-cell table:formula="of:=SUM([.C17:.D17])" office:value-type="float" office:value="16.44081" calcext:value-type="float">
            <text:p>16.44081</text:p>
          </table:table-cell>
          <table:table-cell office:value-type="float" office:value="1730" calcext:value-type="float">
            <text:p>1730</text:p>
          </table:table-cell>
          <table:table-cell office:value-type="float" office:value="700" calcext:value-type="float">
            <text:p>700</text:p>
          </table:table-cell>
          <table:table-cell table:formula="of:=[.G17]/[.F17]" office:value-type="float" office:value="0.404624277456647" calcext:value-type="float">
            <text:p>0.404624277456647</text:p>
          </table:table-cell>
        </table:table-row>
        <table:table-row table:style-name="ro3">
          <table:table-cell table:number-columns-repeated="2" office:value-type="string" calcext:value-type="string">
            <text:p>BRISK</text:p>
          </table:table-cell>
          <table:table-cell office:value-type="float" office:value="204.255" calcext:value-type="float">
            <text:p>204.255</text:p>
          </table:table-cell>
          <table:table-cell office:value-type="float" office:value="2.23353" calcext:value-type="float">
            <text:p>2.23353</text:p>
          </table:table-cell>
          <table:table-cell table:formula="of:=SUM([.C18:.D18])" office:value-type="float" office:value="206.48853" calcext:value-type="float">
            <text:p>206.48853</text:p>
          </table:table-cell>
          <table:table-cell office:value-type="float" office:value="2763" calcext:value-type="float">
            <text:p>2763</text:p>
          </table:table-cell>
          <table:table-cell office:value-type="float" office:value="1676" calcext:value-type="float">
            <text:p>1676</text:p>
          </table:table-cell>
          <table:table-cell table:formula="of:=[.G18]/[.F18]" office:value-type="float" office:value="0.606587043069128" calcext:value-type="float">
            <text:p>0.606587043069128</text:p>
          </table:table-cell>
        </table:table-row>
        <table:table-row table:style-name="ro3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204.749" calcext:value-type="float">
            <text:p>204.749</text:p>
          </table:table-cell>
          <table:table-cell office:value-type="float" office:value="0.849168" calcext:value-type="float">
            <text:p>0.849168</text:p>
          </table:table-cell>
          <table:table-cell table:formula="of:=SUM([.C19:.D19])" office:value-type="float" office:value="205.598168" calcext:value-type="float">
            <text:p>205.598168</text:p>
          </table:table-cell>
          <table:table-cell office:value-type="float" office:value="2763" calcext:value-type="float">
            <text:p>2763</text:p>
          </table:table-cell>
          <table:table-cell office:value-type="float" office:value="1759" calcext:value-type="float">
            <text:p>1759</text:p>
          </table:table-cell>
          <table:table-cell table:formula="of:=[.G19]/[.F19]" office:value-type="float" office:value="0.636626854867897" calcext:value-type="float">
            <text:p>0.636626854867897</text:p>
          </table:table-cell>
        </table:table-row>
        <table:table-row table:style-name="ro3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205.886" calcext:value-type="float">
            <text:p>205.886</text:p>
          </table:table-cell>
          <table:table-cell office:value-type="float" office:value="3.64768" calcext:value-type="float">
            <text:p>3.64768</text:p>
          </table:table-cell>
          <table:table-cell table:formula="of:=SUM([.C20:.D20])" office:value-type="float" office:value="209.53368" calcext:value-type="float">
            <text:p>209.53368</text:p>
          </table:table-cell>
          <table:table-cell office:value-type="float" office:value="2763" calcext:value-type="float">
            <text:p>2763</text:p>
          </table:table-cell>
          <table:table-cell office:value-type="float" office:value="1623" calcext:value-type="float">
            <text:p>1623</text:p>
          </table:table-cell>
          <table:table-cell table:formula="of:=[.G20]/[.F20]" office:value-type="float" office:value="0.587404994571118" calcext:value-type="float">
            <text:p>0.587404994571118</text:p>
          </table:table-cell>
        </table:table-row>
        <table:table-row table:style-name="ro3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204.321" calcext:value-type="float">
            <text:p>204.321</text:p>
          </table:table-cell>
          <table:table-cell office:value-type="float" office:value="26.8099" calcext:value-type="float">
            <text:p>26.8099</text:p>
          </table:table-cell>
          <table:table-cell table:formula="of:=SUM([.C21:.D21])" office:value-type="float" office:value="231.1309" calcext:value-type="float">
            <text:p>231.1309</text:p>
          </table:table-cell>
          <table:table-cell office:value-type="float" office:value="2763" calcext:value-type="float">
            <text:p>2763</text:p>
          </table:table-cell>
          <table:table-cell office:value-type="float" office:value="1524" calcext:value-type="float">
            <text:p>1524</text:p>
          </table:table-cell>
          <table:table-cell table:formula="of:=[.G21]/[.F21]" office:value-type="float" office:value="0.55157437567861" calcext:value-type="float">
            <text:p>0.55157437567861</text:p>
          </table:table-cell>
        </table:table-row>
        <table:table-row table:style-name="ro3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04.755" calcext:value-type="float">
            <text:p>204.755</text:p>
          </table:table-cell>
          <table:table-cell office:value-type="float" office:value="20.1592" calcext:value-type="float">
            <text:p>20.1592</text:p>
          </table:table-cell>
          <table:table-cell table:formula="of:=SUM([.C22:.D22])" office:value-type="float" office:value="224.9142" calcext:value-type="float">
            <text:p>224.9142</text:p>
          </table:table-cell>
          <table:table-cell office:value-type="float" office:value="2763" calcext:value-type="float">
            <text:p>2763</text:p>
          </table:table-cell>
          <table:table-cell office:value-type="float" office:value="1737" calcext:value-type="float">
            <text:p>1737</text:p>
          </table:table-cell>
          <table:table-cell table:formula="of:=[.G22]/[.F22]" office:value-type="float" office:value="0.628664495114006" calcext:value-type="float">
            <text:p>0.628664495114006</text:p>
          </table:table-cell>
        </table:table-row>
        <table:table-row table:style-name="ro3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5.71727" calcext:value-type="float">
            <text:p>5.71727</text:p>
          </table:table-cell>
          <table:table-cell office:value-type="float" office:value="1.11393" calcext:value-type="float">
            <text:p>1.11393</text:p>
          </table:table-cell>
          <table:table-cell table:formula="of:=SUM([.C23:.D23])" office:value-type="float" office:value="6.8312" calcext:value-type="float">
            <text:p>6.8312</text:p>
          </table:table-cell>
          <table:table-cell office:value-type="float" office:value="1161" calcext:value-type="float">
            <text:p>1161</text:p>
          </table:table-cell>
          <table:table-cell office:value-type="float" office:value="781" calcext:value-type="float">
            <text:p>781</text:p>
          </table:table-cell>
          <table:table-cell table:formula="of:=[.G23]/[.F23]" office:value-type="float" office:value="0.672695951765719" calcext:value-type="float">
            <text:p>0.672695951765719</text:p>
          </table:table-cell>
        </table:table-row>
        <table:table-row table:style-name="ro3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5.74155" calcext:value-type="float">
            <text:p>5.74155</text:p>
          </table:table-cell>
          <table:table-cell office:value-type="float" office:value="0.579353" calcext:value-type="float">
            <text:p>0.579353</text:p>
          </table:table-cell>
          <table:table-cell table:formula="of:=SUM([.C24:.D24])" office:value-type="float" office:value="6.320903" calcext:value-type="float">
            <text:p>6.320903</text:p>
          </table:table-cell>
          <table:table-cell office:value-type="float" office:value="1161" calcext:value-type="float">
            <text:p>1161</text:p>
          </table:table-cell>
          <table:table-cell office:value-type="float" office:value="545" calcext:value-type="float">
            <text:p>545</text:p>
          </table:table-cell>
          <table:table-cell table:formula="of:=[.G24]/[.F24]" office:value-type="float" office:value="0.469422911283376" calcext:value-type="float">
            <text:p>0.469422911283376</text:p>
          </table:table-cell>
        </table:table-row>
        <table:table-row table:style-name="ro3">
          <table:table-cell table:number-columns-repeated="2" office:value-type="string" calcext:value-type="string">
            <text:p>ORB</text:p>
          </table:table-cell>
          <table:table-cell office:value-type="float" office:value="6.45771" calcext:value-type="float">
            <text:p>6.45771</text:p>
          </table:table-cell>
          <table:table-cell office:value-type="float" office:value="3.58202" calcext:value-type="float">
            <text:p>3.58202</text:p>
          </table:table-cell>
          <table:table-cell table:formula="of:=SUM([.C25:.D25])" office:value-type="float" office:value="10.03973" calcext:value-type="float">
            <text:p>10.03973</text:p>
          </table:table-cell>
          <table:table-cell office:value-type="float" office:value="1161" calcext:value-type="float">
            <text:p>1161</text:p>
          </table:table-cell>
          <table:table-cell office:value-type="float" office:value="763" calcext:value-type="float">
            <text:p>763</text:p>
          </table:table-cell>
          <table:table-cell table:formula="of:=[.G25]/[.F25]" office:value-type="float" office:value="0.657192075796727" calcext:value-type="float">
            <text:p>0.657192075796727</text:p>
          </table:table-cell>
        </table:table-row>
        <table:table-row table:style-name="ro3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5.56906" calcext:value-type="float">
            <text:p>5.56906</text:p>
          </table:table-cell>
          <table:table-cell office:value-type="float" office:value="25.6327" calcext:value-type="float">
            <text:p>25.6327</text:p>
          </table:table-cell>
          <table:table-cell table:formula="of:=SUM([.C26:.D26])" office:value-type="float" office:value="31.20176" calcext:value-type="float">
            <text:p>31.20176</text:p>
          </table:table-cell>
          <table:table-cell office:value-type="float" office:value="1161" calcext:value-type="float">
            <text:p>1161</text:p>
          </table:table-cell>
          <table:table-cell office:value-type="float" office:value="420" calcext:value-type="float">
            <text:p>420</text:p>
          </table:table-cell>
          <table:table-cell table:formula="of:=[.G26]/[.F26]" office:value-type="float" office:value="0.361757105943152" calcext:value-type="float">
            <text:p>0.361757105943152</text:p>
          </table:table-cell>
        </table:table-row>
        <table:table-row table:style-name="ro3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5.64812" calcext:value-type="float">
            <text:p>5.64812</text:p>
          </table:table-cell>
          <table:table-cell office:value-type="float" office:value="24.7429" calcext:value-type="float">
            <text:p>24.7429</text:p>
          </table:table-cell>
          <table:table-cell table:formula="of:=SUM([.C27:.D27])" office:value-type="float" office:value="30.39102" calcext:value-type="float">
            <text:p>30.39102</text:p>
          </table:table-cell>
          <table:table-cell office:value-type="float" office:value="1161" calcext:value-type="float">
            <text:p>1161</text:p>
          </table:table-cell>
          <table:table-cell office:value-type="float" office:value="763" calcext:value-type="float">
            <text:p>763</text:p>
          </table:table-cell>
          <table:table-cell table:formula="of:=[.G27]/[.F27]" office:value-type="float" office:value="0.657192075796727" calcext:value-type="float">
            <text:p>0.657192075796727</text:p>
          </table:table-cell>
        </table:table-row>
        <table:table-row table:style-name="ro3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47.7582" calcext:value-type="float">
            <text:p>47.7582</text:p>
          </table:table-cell>
          <table:table-cell office:value-type="float" office:value="1.41953" calcext:value-type="float">
            <text:p>1.41953</text:p>
          </table:table-cell>
          <table:table-cell table:formula="of:=SUM([.C28:.D28])" office:value-type="float" office:value="49.17773" calcext:value-type="float">
            <text:p>49.17773</text:p>
          </table:table-cell>
          <table:table-cell office:value-type="float" office:value="1670" calcext:value-type="float">
            <text:p>1670</text:p>
          </table:table-cell>
          <table:table-cell office:value-type="float" office:value="1215" calcext:value-type="float">
            <text:p>1215</text:p>
          </table:table-cell>
          <table:table-cell table:formula="of:=[.G28]/[.F28]" office:value-type="float" office:value="0.727544910179641" calcext:value-type="float">
            <text:p>0.727544910179641</text:p>
          </table:table-cell>
        </table:table-row>
        <table:table-row table:style-name="ro3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45.9854" calcext:value-type="float">
            <text:p>45.9854</text:p>
          </table:table-cell>
          <table:table-cell office:value-type="float" office:value="0.756527" calcext:value-type="float">
            <text:p>0.756527</text:p>
          </table:table-cell>
          <table:table-cell table:formula="of:=SUM([.C29:.D29])" office:value-type="float" office:value="46.741927" calcext:value-type="float">
            <text:p>46.741927</text:p>
          </table:table-cell>
          <table:table-cell office:value-type="float" office:value="1670" calcext:value-type="float">
            <text:p>1670</text:p>
          </table:table-cell>
          <table:table-cell office:value-type="float" office:value="1266" calcext:value-type="float">
            <text:p>1266</text:p>
          </table:table-cell>
          <table:table-cell table:formula="of:=[.G29]/[.F29]" office:value-type="float" office:value="0.758083832335329" calcext:value-type="float">
            <text:p>0.758083832335329</text:p>
          </table:table-cell>
        </table:table-row>
        <table:table-row table:style-name="ro3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46.3383" calcext:value-type="float">
            <text:p>46.3383</text:p>
          </table:table-cell>
          <table:table-cell office:value-type="float" office:value="2.16722" calcext:value-type="float">
            <text:p>2.16722</text:p>
          </table:table-cell>
          <table:table-cell table:formula="of:=SUM([.C30:.D30])" office:value-type="float" office:value="48.50552" calcext:value-type="float">
            <text:p>48.50552</text:p>
          </table:table-cell>
          <table:table-cell office:value-type="float" office:value="1670" calcext:value-type="float">
            <text:p>1670</text:p>
          </table:table-cell>
          <table:table-cell office:value-type="float" office:value="1181" calcext:value-type="float">
            <text:p>1181</text:p>
          </table:table-cell>
          <table:table-cell table:formula="of:=[.G30]/[.F30]" office:value-type="float" office:value="0.707185628742515" calcext:value-type="float">
            <text:p>0.707185628742515</text:p>
          </table:table-cell>
        </table:table-row>
        <table:table-row table:style-name="ro3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43.8077" calcext:value-type="float">
            <text:p>43.8077</text:p>
          </table:table-cell>
          <table:table-cell office:value-type="float" office:value="25.8713" calcext:value-type="float">
            <text:p>25.8713</text:p>
          </table:table-cell>
          <table:table-cell table:formula="of:=SUM([.C31:.D31])" office:value-type="float" office:value="69.679" calcext:value-type="float">
            <text:p>69.679</text:p>
          </table:table-cell>
          <table:table-cell office:value-type="float" office:value="1670" calcext:value-type="float">
            <text:p>1670</text:p>
          </table:table-cell>
          <table:table-cell office:value-type="float" office:value="1187" calcext:value-type="float">
            <text:p>1187</text:p>
          </table:table-cell>
          <table:table-cell table:formula="of:=[.G31]/[.F31]" office:value-type="float" office:value="0.710778443113772" calcext:value-type="float">
            <text:p>0.710778443113772</text:p>
          </table:table-cell>
        </table:table-row>
        <table:table-row table:style-name="ro3">
          <table:table-cell table:number-columns-repeated="2" office:value-type="string" calcext:value-type="string">
            <text:p>AKAZE</text:p>
          </table:table-cell>
          <table:table-cell office:value-type="float" office:value="47.1223" calcext:value-type="float">
            <text:p>47.1223</text:p>
          </table:table-cell>
          <table:table-cell office:value-type="float" office:value="40.7866" calcext:value-type="float">
            <text:p>40.7866</text:p>
          </table:table-cell>
          <table:table-cell table:formula="of:=SUM([.C32:.D32])" office:value-type="float" office:value="87.9089" calcext:value-type="float">
            <text:p>87.9089</text:p>
          </table:table-cell>
          <table:table-cell office:value-type="float" office:value="1670" calcext:value-type="float">
            <text:p>1670</text:p>
          </table:table-cell>
          <table:table-cell office:value-type="float" office:value="1259" calcext:value-type="float">
            <text:p>1259</text:p>
          </table:table-cell>
          <table:table-cell table:formula="of:=[.G32]/[.F32]" office:value-type="float" office:value="0.753892215568862" calcext:value-type="float">
            <text:p>0.753892215568862</text:p>
          </table:table-cell>
        </table:table-row>
        <table:table-row table:style-name="ro3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45.4321" calcext:value-type="float">
            <text:p>45.4321</text:p>
          </table:table-cell>
          <table:table-cell office:value-type="float" office:value="14.6575" calcext:value-type="float">
            <text:p>14.6575</text:p>
          </table:table-cell>
          <table:table-cell table:formula="of:=SUM([.C33:.D33])" office:value-type="float" office:value="60.0896" calcext:value-type="float">
            <text:p>60.0896</text:p>
          </table:table-cell>
          <table:table-cell office:value-type="float" office:value="1670" calcext:value-type="float">
            <text:p>1670</text:p>
          </table:table-cell>
          <table:table-cell office:value-type="float" office:value="1270" calcext:value-type="float">
            <text:p>1270</text:p>
          </table:table-cell>
          <table:table-cell table:formula="of:=[.G33]/[.F33]" office:value-type="float" office:value="0.760479041916168" calcext:value-type="float">
            <text:p>0.760479041916168</text:p>
          </table:table-cell>
        </table:table-row>
        <table:table-row table:style-name="ro3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62.7594" calcext:value-type="float">
            <text:p>62.7594</text:p>
          </table:table-cell>
          <table:table-cell office:value-type="float" office:value="1.23768" calcext:value-type="float">
            <text:p>1.23768</text:p>
          </table:table-cell>
          <table:table-cell table:formula="of:=SUM([.C34:.D34])" office:value-type="float" office:value="63.99708" calcext:value-type="float">
            <text:p>63.99708</text:p>
          </table:table-cell>
          <table:table-cell office:value-type="float" office:value="1387" calcext:value-type="float">
            <text:p>1387</text:p>
          </table:table-cell>
          <table:table-cell office:value-type="float" office:value="594" calcext:value-type="float">
            <text:p>594</text:p>
          </table:table-cell>
          <table:table-cell table:formula="of:=[.G34]/[.F34]" office:value-type="float" office:value="0.428262436914203" calcext:value-type="float">
            <text:p>0.428262436914203</text:p>
          </table:table-cell>
        </table:table-row>
        <table:table-row table:style-name="ro3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54.1812" calcext:value-type="float">
            <text:p>54.1812</text:p>
          </table:table-cell>
          <table:table-cell office:value-type="float" office:value="0.643822" calcext:value-type="float">
            <text:p>0.643822</text:p>
          </table:table-cell>
          <table:table-cell table:formula="of:=SUM([.C35:.D35])" office:value-type="float" office:value="54.825022" calcext:value-type="float">
            <text:p>54.825022</text:p>
          </table:table-cell>
          <table:table-cell office:value-type="float" office:value="1387" calcext:value-type="float">
            <text:p>1387</text:p>
          </table:table-cell>
          <table:table-cell office:value-type="float" office:value="704" calcext:value-type="float">
            <text:p>704</text:p>
          </table:table-cell>
          <table:table-cell table:formula="of:=[.G35]/[.F35]" office:value-type="float" office:value="0.507570295602019" calcext:value-type="float">
            <text:p>0.507570295602019</text:p>
          </table:table-cell>
        </table:table-row>
        <table:table-row table:style-name="ro3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52.4" calcext:value-type="float">
            <text:p>52.4</text:p>
          </table:table-cell>
          <table:table-cell office:value-type="float" office:value="24.9932" calcext:value-type="float">
            <text:p>24.9932</text:p>
          </table:table-cell>
          <table:table-cell table:formula="of:=SUM([.C36:.D36])" office:value-type="float" office:value="77.3932" calcext:value-type="float">
            <text:p>77.3932</text:p>
          </table:table-cell>
          <table:table-cell office:value-type="float" office:value="1387" calcext:value-type="float">
            <text:p>1387</text:p>
          </table:table-cell>
          <table:table-cell office:value-type="float" office:value="595" calcext:value-type="float">
            <text:p>595</text:p>
          </table:table-cell>
          <table:table-cell table:formula="of:=[.G36]/[.F36]" office:value-type="float" office:value="0.428983417447729" calcext:value-type="float">
            <text:p>0.428983417447729</text:p>
          </table:table-cell>
        </table:table-row>
        <table:table-row table:style-name="ro3">
          <table:table-cell table:number-columns-repeated="2" office:value-type="string" calcext:value-type="string">
            <text:p>SIFT</text:p>
          </table:table-cell>
          <table:table-cell office:value-type="float" office:value="54.3295" calcext:value-type="float">
            <text:p>54.3295</text:p>
          </table:table-cell>
          <table:table-cell office:value-type="float" office:value="47.8894" calcext:value-type="float">
            <text:p>47.8894</text:p>
          </table:table-cell>
          <table:table-cell table:formula="of:=SUM([.C37:.D37])" office:value-type="float" office:value="102.2189" calcext:value-type="float">
            <text:p>102.2189</text:p>
          </table:table-cell>
          <table:table-cell office:value-type="float" office:value="1387" calcext:value-type="float">
            <text:p>1387</text:p>
          </table:table-cell>
          <table:table-cell office:value-type="float" office:value="802" calcext:value-type="float">
            <text:p>802</text:p>
          </table:table-cell>
          <table:table-cell table:formula="of:=[.G37]/[.F37]" office:value-type="float" office:value="0.578226387887527" calcext:value-type="float">
            <text:p>0.578226387887527</text:p>
          </table:table-cell>
        </table:table-row>
        <table:table-row table:style-name="ro3" table:number-rows-repeated="2">
          <table:table-cell table:style-name="Default" table:number-columns-repeated="8"/>
        </table:table-row>
        <table:table-row table:style-name="ro4">
          <table:table-cell table:style-name="ce1" office:value-type="string" calcext:value-type="string">
            <text:p>Top 3 Combinations according to Total Time</text:p>
          </table:table-cell>
          <table:table-cell table:style-name="ce10" table:number-columns-repeated="2"/>
          <table:table-cell table:style-name="ce11"/>
          <table:table-cell table:style-name="ce1" office:value-type="string" calcext:value-type="string">
            <text:p>Top 3 Combinations according to Matches-Keypoints Ratio</text:p>
          </table:table-cell>
          <table:table-cell table:style-name="ce10" table:number-columns-repeated="3"/>
        </table:table-row>
        <table:table-row table:style-name="ro2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style-name="ce2" office:value-type="string" calcext:value-type="string">
            <text:p>Total Time</text:p>
          </table:table-cell>
          <table:table-cell table:style-name="ce12" office:value-type="string" calcext:value-type="string">
            <text:p>Matches/Keypoints</text:p>
          </table:table-cell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style-name="ce2" office:value-type="string" calcext:value-type="string">
            <text:p>Total Time</text:p>
          </table:table-cell>
          <table:table-cell table:style-name="ce12" office:value-type="string" calcext:value-type="string">
            <text:p>Matches/Keypoints</text:p>
          </table:table-cell>
        </table:table-row>
        <table:table-row table:style-name="ro3">
          <table:table-cell table:style-name="ce7" table:formula="of:=INDEX([.A1:.A37];MATCH(SMALL([.E1:.E37];1);[.E1:.E37];0))" office:value-type="string" office:string-value="FAST" calcext:value-type="string">
            <text:p>FAST</text:p>
          </table:table-cell>
          <table:table-cell table:formula="of:=INDEX([.B1:.B37];MATCH(SMALL([.E1:.E37];1);[.E1:.E37];0))" office:value-type="string" office:string-value="ORB" calcext:value-type="string">
            <text:p>ORB</text:p>
          </table:table-cell>
          <table:table-cell table:formula="of:=SMALL([.E1:.E37];1)" office:value-type="float" office:value="3.906483" calcext:value-type="float">
            <text:p>3.906483</text:p>
          </table:table-cell>
          <table:table-cell table:style-name="ce13" table:formula="of:=INDEX([.H1:.H37];MATCH(SMALL([.E1:.E37];1);[.E1:.E37];0))" office:value-type="float" office:value="0.25606936416185" calcext:value-type="float">
            <text:p>0.25606936416185</text:p>
          </table:table-cell>
          <table:table-cell table:formula="of:=INDEX([.A1:.A37];MATCH(LARGE([.H1:.H37];1);[.H1:.H37];0))" office:value-type="string" office:string-value="SHITOMASI" calcext:value-type="string">
            <text:p>SHITOMASI</text:p>
          </table:table-cell>
          <table:table-cell table:formula="of:=INDEX([.B1:.B37];MATCH(LARGE([.H1:.H37];1);[.H1:.H37];0))" office:value-type="string" office:string-value="BRIEF" calcext:value-type="string">
            <text:p>BRIEF</text:p>
          </table:table-cell>
          <table:table-cell table:formula="of:=INDEX([.E1:.E37];MATCH(LARGE([.H1:.H37];1);[.H1:.H37];0))" office:value-type="float" office:value="12.48061" calcext:value-type="float">
            <text:p>12.48061</text:p>
          </table:table-cell>
          <table:table-cell table:formula="of:=LARGE([.H1:.H37];1)" office:value-type="float" office:value="0.816793893129771" calcext:value-type="float">
            <text:p>0.816793893129771</text:p>
          </table:table-cell>
        </table:table-row>
        <table:table-row table:style-name="ro3">
          <table:table-cell table:style-name="ce8" table:formula="of:=INDEX([.A1:.A37];MATCH(SMALL([.E1:.E37];1);[.E1:.E37];0))" office:value-type="string" office:string-value="FAST" calcext:value-type="string">
            <text:p>FAST</text:p>
          </table:table-cell>
          <table:table-cell table:formula="of:=INDEX([.B1:.B37];MATCH(SMALL([.E1:.E37];2);[.E1:.E37];0))" office:value-type="string" office:string-value="BRIEF" calcext:value-type="string">
            <text:p>BRIEF</text:p>
          </table:table-cell>
          <table:table-cell table:formula="of:=SMALL([.E1:.E37];2)" office:value-type="float" office:value="4.067299" calcext:value-type="float">
            <text:p>4.067299</text:p>
          </table:table-cell>
          <table:table-cell table:style-name="ce13" table:formula="of:=INDEX([.H1:.H37];MATCH(SMALL([.E1:.E37];2);[.E1:.E37];0))" office:value-type="float" office:value="0.33121387283237" calcext:value-type="float">
            <text:p>0.33121387283237</text:p>
          </table:table-cell>
          <table:table-cell table:formula="of:=INDEX([.A1:.A37];MATCH(LARGE([.H1:.H37];2);[.H1:.H37];0))" office:value-type="string" office:string-value="SHITOMASI" calcext:value-type="string">
            <text:p>SHITOMASI</text:p>
          </table:table-cell>
          <table:table-cell table:formula="of:=INDEX([.B1:.B37];MATCH(LARGE([.H1:.H37];2);[.H1:.H37];0))" office:value-type="string" office:string-value="SIFT" calcext:value-type="string">
            <text:p>SIFT</text:p>
          </table:table-cell>
          <table:table-cell table:formula="of:=INDEX([.E1:.E37];MATCH(LARGE([.H1:.H37];2);[.H1:.H37];0))" office:value-type="float" office:value="24.1027" calcext:value-type="float">
            <text:p>24.1027</text:p>
          </table:table-cell>
          <table:table-cell table:formula="of:=LARGE([.H1:.H37];2)" office:value-type="float" office:value="0.800678541136556" calcext:value-type="float">
            <text:p>0.800678541136556</text:p>
          </table:table-cell>
        </table:table-row>
        <table:table-row table:style-name="ro3">
          <table:table-cell table:formula="of:=INDEX([.A1:.A37];MATCH(SMALL([.E1:.E37];3);[.E1:.E37];0))" office:value-type="string" office:string-value="FAST" calcext:value-type="string">
            <text:p>FAST</text:p>
          </table:table-cell>
          <table:table-cell table:formula="of:=INDEX([.B1:.B37];MATCH(SMALL([.E1:.E37];3);[.E1:.E37];0))" office:value-type="string" office:string-value="BRISK" calcext:value-type="string">
            <text:p>BRISK</text:p>
          </table:table-cell>
          <table:table-cell table:formula="of:=SMALL([.E1:.E37];3)" office:value-type="float" office:value="4.64817" calcext:value-type="float">
            <text:p>4.64817</text:p>
          </table:table-cell>
          <table:table-cell table:style-name="ce13" table:formula="of:=INDEX([.H1:.H37];MATCH(SMALL([.E1:.E37];3);[.E1:.E37];0))" office:value-type="float" office:value="0.132369942196532" calcext:value-type="float">
            <text:p>0.132369942196532</text:p>
          </table:table-cell>
          <table:table-cell table:formula="of:=INDEX([.A1:.A37];MATCH(LARGE([.H1:.H37];3);[.H1:.H37];0))" office:value-type="string" office:string-value="SHITOMASI" calcext:value-type="string">
            <text:p>SHITOMASI</text:p>
          </table:table-cell>
          <table:table-cell table:formula="of:=INDEX([.B1:.B37];MATCH(LARGE([.H1:.H37];3);[.H1:.H37];0))" office:value-type="string" office:string-value="ORB" calcext:value-type="string">
            <text:p>ORB</text:p>
          </table:table-cell>
          <table:table-cell table:formula="of:=INDEX([.E1:.E37];MATCH(LARGE([.H1:.H37];3);[.H1:.H37];0))" office:value-type="float" office:value="11.809226" calcext:value-type="float">
            <text:p>11.809226</text:p>
          </table:table-cell>
          <table:table-cell table:formula="of:=LARGE([.H1:.H37];3)" office:value-type="float" office:value="0.785411365564037" calcext:value-type="float">
            <text:p>0.785411365564037</text:p>
          </table:table-cell>
        </table:table-row>
      </table:table>
      <table:named-expressions/>
      <table:database-ranges>
        <table:database-range table:name="__Anonymous_Sheet_DB__0" table:target-range-address="Sheet1.E3:Sheet1.E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 style:data-style-name="N2" text:time-value="16:07:41.417331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1:33:19.213263299</meta:creation-date>
    <dc:date>2019-07-02T16:50:05.598781317</dc:date>
    <meta:editing-duration>PT1H1M13S</meta:editing-duration>
    <meta:editing-cycles>20</meta:editing-cycles>
    <meta:generator>LibreOffice/6.0.7.3$Linux_X86_64 LibreOffice_project/00m0$Build-3</meta:generator>
    <meta:document-statistic meta:table-count="1" meta:cell-count="323" meta:object-count="0"/>
  </office:meta>
</office:document-meta>
</file>